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1.2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a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gamma</text:p>
          </table:table-cell>
          <table:table-cell table:formula="of:=[.E3]/100" office:value-type="float" office:value="0.01" calcext:value-type="float">
            <text:p>0.01</text:p>
          </table:table-cell>
          <table:table-cell table:formula="of:=[.E3]*10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gammaki</text:p>
          </table:table-cell>
          <table:table-cell table:formula="of:=[.E4]/100" office:value-type="float" office:value="0.1" calcext:value-type="float">
            <text:p>0.1</text:p>
          </table:table-cell>
          <table:table-cell table:formula="of:=[.E4]*100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gammacp</text:p>
          </table:table-cell>
          <table:table-cell table:formula="of:=[.E5]/100" office:value-type="float" office:value="0.01" calcext:value-type="float">
            <text:p>0.01</text:p>
          </table:table-cell>
          <table:table-cell table:formula="of:=[.E5]*10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gammatem</text:p>
          </table:table-cell>
          <table:table-cell table:formula="of:=[.E6]/100" office:value-type="float" office:value="0.01" calcext:value-type="float">
            <text:p>0.01</text:p>
          </table:table-cell>
          <table:table-cell table:formula="of:=[.E6]*10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sig</text:p>
          </table:table-cell>
          <table:table-cell table:formula="of:=[.E7]/100" office:value-type="float" office:value="0.1" calcext:value-type="float">
            <text:p>0.1</text:p>
          </table:table-cell>
          <table:table-cell table:formula="of:=[.E7]*100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signet</text:p>
          </table:table-cell>
          <table:table-cell table:formula="of:=[.E8]/100" office:value-type="float" office:value="0.1" calcext:value-type="float">
            <text:p>0.1</text:p>
          </table:table-cell>
          <table:table-cell table:formula="of:=[.E8]*100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s_n3</text:p>
          </table:table-cell>
          <table:table-cell table:formula="of:=[.E9]/100" office:value-type="float" office:value="0.015" calcext:value-type="float">
            <text:p>0.015</text:p>
          </table:table-cell>
          <table:table-cell table:formula="of:=[.E9]*100" office:value-type="float" office:value="150" calcext:value-type="float">
            <text:p>15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Jn3</text:p>
          </table:table-cell>
          <table:table-cell table:formula="of:=[.E10]/100" office:value-type="float" office:value="0.06" calcext:value-type="float">
            <text:p>0.06</text:p>
          </table:table-cell>
          <table:table-cell table:formula="of:=[.E10]*100"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Dn3</text:p>
          </table:table-cell>
          <table:table-cell table:formula="of:=[.E11]/100" office:value-type="float" office:value="0.01" calcext:value-type="float">
            <text:p>0.01</text:p>
          </table:table-cell>
          <table:table-cell table:formula="of:=[.E11]*10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d_n3</text:p>
          </table:table-cell>
          <table:table-cell table:formula="of:=[.E12]/100" office:value-type="float" office:value="0.03" calcext:value-type="float">
            <text:p>0.03</text:p>
          </table:table-cell>
          <table:table-cell table:formula="of:=[.E12]*100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s_k2</text:p>
          </table:table-cell>
          <table:table-cell table:formula="of:=[.E13]/100" office:value-type="float" office:value="0.00135" calcext:value-type="float">
            <text:p>0.00135</text:p>
          </table:table-cell>
          <table:table-cell table:formula="of:=[.E13]*100" office:value-type="float" office:value="13.5" calcext:value-type="float">
            <text:p>13.5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d_k2</text:p>
          </table:table-cell>
          <table:table-cell table:formula="of:=[.E14]/100" office:value-type="float" office:value="0.025" calcext:value-type="float">
            <text:p>0.025</text:p>
          </table:table-cell>
          <table:table-cell table:formula="of:=[.E14]*100" office:value-type="float" office:value="250" calcext:value-type="float">
            <text:p>25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dp_i5</text:p>
          </table:table-cell>
          <table:table-cell table:formula="of:=[.E15]/100" office:value-type="float" office:value="0.01" calcext:value-type="float">
            <text:p>0.01</text:p>
          </table:table-cell>
          <table:table-cell table:formula="of:=[.E15]*10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dp_i5_14</text:p>
          </table:table-cell>
          <table:table-cell table:formula="of:=[.E16]/100" office:value-type="float" office:value="0.001" calcext:value-type="float">
            <text:p>0.001</text:p>
          </table:table-cell>
          <table:table-cell table:formula="of:=[.E16]*100"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p_i5</text:p>
          </table:table-cell>
          <table:table-cell table:formula="of:=[.E17]/100" office:value-type="float" office:value="0.001" calcext:value-type="float">
            <text:p>0.001</text:p>
          </table:table-cell>
          <table:table-cell table:formula="of:=[.E17]*100"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p_i5_n3</text:p>
          </table:table-cell>
          <table:table-cell table:formula="of:=[.E18]/100" office:value-type="float" office:value="0.06" calcext:value-type="float">
            <text:p>0.06</text:p>
          </table:table-cell>
          <table:table-cell table:formula="of:=[.E18]*100"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p_i5_k2</text:p>
          </table:table-cell>
          <table:table-cell table:formula="of:=[.E19]/100" office:value-type="float" office:value="0.06" calcext:value-type="float">
            <text:p>0.06</text:p>
          </table:table-cell>
          <table:table-cell table:formula="of:=[.E19]*100"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p_i5_n2</text:p>
          </table:table-cell>
          <table:table-cell table:formula="of:=[.E20]/100" office:value-type="float" office:value="0.15" calcext:value-type="float">
            <text:p>0.15</text:p>
          </table:table-cell>
          <table:table-cell table:formula="of:=[.E20]*100"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p_i5_b5</text:p>
          </table:table-cell>
          <table:table-cell table:formula="of:=[.E21]/100" office:value-type="float" office:value="0.001" calcext:value-type="float">
            <text:p>0.001</text:p>
          </table:table-cell>
          <table:table-cell table:formula="of:=[.E21]*100"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dp_bf</text:p>
          </table:table-cell>
          <table:table-cell table:formula="of:=[.E22]/100" office:value-type="float" office:value="0.01" calcext:value-type="float">
            <text:p>0.01</text:p>
          </table:table-cell>
          <table:table-cell table:formula="of:=[.E22]*10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p_bf_b2</text:p>
          </table:table-cell>
          <table:table-cell table:formula="of:=[.E23]/100" office:value-type="float" office:value="0.08" calcext:value-type="float">
            <text:p>0.08</text:p>
          </table:table-cell>
          <table:table-cell table:formula="of:=[.E23]*100"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s_n2</text:p>
          </table:table-cell>
          <table:table-cell table:formula="of:=[.E24]/100" office:value-type="float" office:value="0" calcext:value-type="float">
            <text:p>0</text:p>
          </table:table-cell>
          <table:table-cell table:formula="of:=[.E24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s_n2_bf</text:p>
          </table:table-cell>
          <table:table-cell table:formula="of:=[.E25]/100" office:value-type="float" office:value="0.005" calcext:value-type="float">
            <text:p>0.005</text:p>
          </table:table-cell>
          <table:table-cell table:formula="of:=[.E25]*100"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d_n2</text:p>
          </table:table-cell>
          <table:table-cell table:formula="of:=[.E26]/100" office:value-type="float" office:value="0.0025" calcext:value-type="float">
            <text:p>0.0025</text:p>
          </table:table-cell>
          <table:table-cell table:formula="of:=[.E26]*100" office:value-type="float" office:value="25" calcext:value-type="float">
            <text:p>2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s_ki</text:p>
          </table:table-cell>
          <table:table-cell table:formula="of:=[.E27]/100" office:value-type="float" office:value="0.00012" calcext:value-type="float">
            <text:p>0.00012</text:p>
          </table:table-cell>
          <table:table-cell table:formula="of:=[.E27]*100" office:value-type="float" office:value="1.2" calcext:value-type="float">
            <text:p>1.2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s_ki_swi5</text:p>
          </table:table-cell>
          <table:table-cell table:formula="of:=[.E28]/100" office:value-type="float" office:value="0.0012" calcext:value-type="float">
            <text:p>0.0012</text:p>
          </table:table-cell>
          <table:table-cell table:formula="of:=[.E28]*100" office:value-type="float" office:value="12" calcext:value-type="float">
            <text:p>1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d_ki</text:p>
          </table:table-cell>
          <table:table-cell table:formula="of:=[.E29]/100" office:value-type="float" office:value="0.0001" calcext:value-type="float">
            <text:p>0.0001</text:p>
          </table:table-cell>
          <table:table-cell table:formula="of:=[.E29]*100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d_kip</text:p>
          </table:table-cell>
          <table:table-cell table:formula="of:=[.E30]/100" office:value-type="float" office:value="0.02" calcext:value-type="float">
            <text:p>0.02</text:p>
          </table:table-cell>
          <table:table-cell table:formula="of:=[.E30]*100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p_ki_e</text:p>
          </table:table-cell>
          <table:table-cell table:formula="of:=[.E31]/100" office:value-type="float" office:value="0.01" calcext:value-type="float">
            <text:p>0.01</text:p>
          </table:table-cell>
          <table:table-cell table:formula="of:=[.E31]*10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e_ki_n3</text:p>
          </table:table-cell>
          <table:table-cell table:formula="of:=[.E32]/100" office:value-type="float" office:value="0.025" calcext:value-type="float">
            <text:p>0.025</text:p>
          </table:table-cell>
          <table:table-cell table:formula="of:=[.E32]*100" office:value-type="float" office:value="250" calcext:value-type="float">
            <text:p>25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e_ki_k2</text:p>
          </table:table-cell>
          <table:table-cell table:formula="of:=[.E33]/100" office:value-type="float" office:value="0.005" calcext:value-type="float">
            <text:p>0.005</text:p>
          </table:table-cell>
          <table:table-cell table:formula="of:=[.E33]*100"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e_ki_n2</text:p>
          </table:table-cell>
          <table:table-cell table:formula="of:=[.E34]/100" office:value-type="float" office:value="0.01" calcext:value-type="float">
            <text:p>0.01</text:p>
          </table:table-cell>
          <table:table-cell table:formula="of:=[.E34]*10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e_ki_b5</text:p>
          </table:table-cell>
          <table:table-cell table:formula="of:=[.E35]/100" office:value-type="float" office:value="0.03" calcext:value-type="float">
            <text:p>0.03</text:p>
          </table:table-cell>
          <table:table-cell table:formula="of:=[.E35]*100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e_ki_b2</text:p>
          </table:table-cell>
          <table:table-cell table:formula="of:=[.E36]/100" office:value-type="float" office:value="0.04" calcext:value-type="float">
            <text:p>0.04</text:p>
          </table:table-cell>
          <table:table-cell table:formula="of:=[.E36]*100"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dp_ki</text:p>
          </table:table-cell>
          <table:table-cell table:formula="of:=[.E37]/100" office:value-type="float" office:value="0.01" calcext:value-type="float">
            <text:p>0.01</text:p>
          </table:table-cell>
          <table:table-cell table:formula="of:=[.E37]*10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dp_ki_14</text:p>
          </table:table-cell>
          <table:table-cell table:formula="of:=[.E38]/100" office:value-type="float" office:value="0.07" calcext:value-type="float">
            <text:p>0.07</text:p>
          </table:table-cell>
          <table:table-cell table:formula="of:=[.E38]*100" office:value-type="float" office:value="700" calcext:value-type="float">
            <text:p>7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s_b5</text:p>
          </table:table-cell>
          <table:table-cell table:formula="of:=[.E39]/100" office:value-type="float" office:value="0.000016" calcext:value-type="float">
            <text:p>1.6E-05</text:p>
          </table:table-cell>
          <table:table-cell table:formula="of:=[.E39]*100" office:value-type="float" office:value="0.16" calcext:value-type="float">
            <text:p>0.16</text:p>
          </table:table-cell>
          <table:table-cell table:style-name="ce1" office:value-type="float" office:value="0.0016" calcext:value-type="float">
            <text:p>1.60E-03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s_b5_bf</text:p>
          </table:table-cell>
          <table:table-cell table:formula="of:=[.E40]/100" office:value-type="float" office:value="0.0001" calcext:value-type="float">
            <text:p>0.0001</text:p>
          </table:table-cell>
          <table:table-cell table:formula="of:=[.E40]*100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d_b5</text:p>
          </table:table-cell>
          <table:table-cell table:formula="of:=[.E41]/100" office:value-type="float" office:value="0.0001" calcext:value-type="float">
            <text:p>0.0001</text:p>
          </table:table-cell>
          <table:table-cell table:formula="of:=[.E41]*100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d_b5_20</text:p>
          </table:table-cell>
          <table:table-cell table:formula="of:=[.E42]/100" office:value-type="float" office:value="0.0016" calcext:value-type="float">
            <text:p>0.0016</text:p>
          </table:table-cell>
          <table:table-cell table:formula="of:=[.E42]*100" office:value-type="float" office:value="16" calcext:value-type="float">
            <text:p>16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s_b2</text:p>
          </table:table-cell>
          <table:table-cell table:formula="of:=[.E43]/100" office:value-type="float" office:value="0.00002" calcext:value-type="float">
            <text:p>2E-05</text:p>
          </table:table-cell>
          <table:table-cell table:formula="of:=[.E43]*100" office:value-type="float" office:value="0.2" calcext:value-type="float">
            <text:p>0.2</text:p>
          </table:table-cell>
          <table:table-cell table:style-name="ce1" office:value-type="float" office:value="0.002" calcext:value-type="float">
            <text:p>2.00E-03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s_b2_m1</text:p>
          </table:table-cell>
          <table:table-cell table:formula="of:=[.E44]/100" office:value-type="float" office:value="0.0015" calcext:value-type="float">
            <text:p>0.0015</text:p>
          </table:table-cell>
          <table:table-cell table:formula="of:=[.E44]*100"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d_b2</text:p>
          </table:table-cell>
          <table:table-cell table:formula="of:=[.E45]/100" office:value-type="float" office:value="0.00003" calcext:value-type="float">
            <text:p>3E-05</text:p>
          </table:table-cell>
          <table:table-cell table:formula="of:=[.E45]*100" office:value-type="float" office:value="0.3" calcext:value-type="float">
            <text:p>0.3</text:p>
          </table:table-cell>
          <table:table-cell table:style-name="ce1" office:value-type="float" office:value="0.003" calcext:value-type="float">
            <text:p>3.00E-03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d_b2_20</text:p>
          </table:table-cell>
          <table:table-cell table:formula="of:=[.E46]/100" office:value-type="float" office:value="0.0009" calcext:value-type="float">
            <text:p>0.0009</text:p>
          </table:table-cell>
          <table:table-cell table:formula="of:=[.E46]*100" office:value-type="float" office:value="9" calcext:value-type="float">
            <text:p>9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d_b2_h1</text:p>
          </table:table-cell>
          <table:table-cell table:formula="of:=[.E47]/100" office:value-type="float" office:value="0.004" calcext:value-type="float">
            <text:p>0.004</text:p>
          </table:table-cell>
          <table:table-cell table:formula="of:=[.E47]*100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s_bud_e</text:p>
          </table:table-cell>
          <table:table-cell table:formula="of:=[.E48]/100" office:value-type="float" office:value="0.002" calcext:value-type="float">
            <text:p>0.002</text:p>
          </table:table-cell>
          <table:table-cell table:formula="of:=[.E48]*100"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e_bud_n3</text:p>
          </table:table-cell>
          <table:table-cell table:formula="of:=[.E49]/100" office:value-type="float" office:value="0.0005" calcext:value-type="float">
            <text:p>0.0005</text:p>
          </table:table-cell>
          <table:table-cell table:formula="of:=[.E49]*100"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e_bud_n2</text:p>
          </table:table-cell>
          <table:table-cell table:formula="of:=[.E50]/100" office:value-type="float" office:value="0.0025" calcext:value-type="float">
            <text:p>0.0025</text:p>
          </table:table-cell>
          <table:table-cell table:formula="of:=[.E50]*100" office:value-type="float" office:value="25" calcext:value-type="float">
            <text:p>2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e_bud_b5</text:p>
          </table:table-cell>
          <table:table-cell table:formula="of:=[.E51]/100" office:value-type="float" office:value="0.01" calcext:value-type="float">
            <text:p>0.01</text:p>
          </table:table-cell>
          <table:table-cell table:formula="of:=[.E51]*10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e_bud_b2</text:p>
          </table:table-cell>
          <table:table-cell table:formula="of:=[.E52]/100" office:value-type="float" office:value="0.001" calcext:value-type="float">
            <text:p>0.001</text:p>
          </table:table-cell>
          <table:table-cell table:formula="of:=[.E52]*100"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d_bud</text:p>
          </table:table-cell>
          <table:table-cell table:formula="of:=[.E53]/100" office:value-type="float" office:value="0.0006" calcext:value-type="float">
            <text:p>0.0006</text:p>
          </table:table-cell>
          <table:table-cell table:formula="of:=[.E53]*100" office:value-type="float" office:value="6" calcext:value-type="float">
            <text:p>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s_spn</text:p>
          </table:table-cell>
          <table:table-cell table:formula="of:=[.E54]/100" office:value-type="float" office:value="0.001" calcext:value-type="float">
            <text:p>0.001</text:p>
          </table:table-cell>
          <table:table-cell table:formula="of:=[.E54]*100"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d_spn</text:p>
          </table:table-cell>
          <table:table-cell table:formula="of:=[.E55]/100" office:value-type="float" office:value="0.0006" calcext:value-type="float">
            <text:p>0.0006</text:p>
          </table:table-cell>
          <table:table-cell table:formula="of:=[.E55]*100" office:value-type="float" office:value="6" calcext:value-type="float">
            <text:p>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Jspn</text:p>
          </table:table-cell>
          <table:table-cell table:formula="of:=[.E56]/100" office:value-type="float" office:value="0.0014" calcext:value-type="float">
            <text:p>0.0014</text:p>
          </table:table-cell>
          <table:table-cell table:formula="of:=[.E56]*100" office:value-type="float" office:value="14" calcext:value-type="float">
            <text:p>14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s_ori_e</text:p>
          </table:table-cell>
          <table:table-cell table:formula="of:=[.E57]/100" office:value-type="float" office:value="0.02" calcext:value-type="float">
            <text:p>0.02</text:p>
          </table:table-cell>
          <table:table-cell table:formula="of:=[.E57]*100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e_ori_b5</text:p>
          </table:table-cell>
          <table:table-cell table:formula="of:=[.E58]/100" office:value-type="float" office:value="0.009" calcext:value-type="float">
            <text:p>0.009</text:p>
          </table:table-cell>
          <table:table-cell table:formula="of:=[.E58]*100" office:value-type="float" office:value="90" calcext:value-type="float">
            <text:p>90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e_ori_b2</text:p>
          </table:table-cell>
          <table:table-cell table:formula="of:=[.E59]/100" office:value-type="float" office:value="0.0045" calcext:value-type="float">
            <text:p>0.0045</text:p>
          </table:table-cell>
          <table:table-cell table:formula="of:=[.E59]*100" office:value-type="float" office:value="45" calcext:value-type="float">
            <text:p>45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d_ori</text:p>
          </table:table-cell>
          <table:table-cell table:formula="of:=[.E60]/100" office:value-type="float" office:value="0.0006" calcext:value-type="float">
            <text:p>0.0006</text:p>
          </table:table-cell>
          <table:table-cell table:formula="of:=[.E60]*100" office:value-type="float" office:value="6" calcext:value-type="float">
            <text:p>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s_swi5</text:p>
          </table:table-cell>
          <table:table-cell table:formula="of:=[.E61]/100" office:value-type="float" office:value="0.00005" calcext:value-type="float">
            <text:p>5E-05</text:p>
          </table:table-cell>
          <table:table-cell table:formula="of:=[.E61]*100" office:value-type="float" office:value="0.5" calcext:value-type="float">
            <text:p>0.5</text:p>
          </table:table-cell>
          <table:table-cell table:style-name="ce1" office:value-type="float" office:value="0.005" calcext:value-type="float">
            <text:p>5.00E-03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s_swi5_m1</text:p>
          </table:table-cell>
          <table:table-cell table:formula="of:=[.E62]/100" office:value-type="float" office:value="0.0008" calcext:value-type="float">
            <text:p>0.0008</text:p>
          </table:table-cell>
          <table:table-cell table:formula="of:=[.E62]*100" office:value-type="float" office:value="8" calcext:value-type="float">
            <text:p>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d_swi5</text:p>
          </table:table-cell>
          <table:table-cell table:formula="of:=[.E63]/100" office:value-type="float" office:value="0.0008" calcext:value-type="float">
            <text:p>0.0008</text:p>
          </table:table-cell>
          <table:table-cell table:formula="of:=[.E63]*100" office:value-type="float" office:value="8" calcext:value-type="float">
            <text:p>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a_swi5_14</text:p>
          </table:table-cell>
          <table:table-cell table:formula="of:=[.E64]/100" office:value-type="float" office:value="0.02" calcext:value-type="float">
            <text:p>0.02</text:p>
          </table:table-cell>
          <table:table-cell table:formula="of:=[.E64]*100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i_swi5_b2</text:p>
          </table:table-cell>
          <table:table-cell table:formula="of:=[.E65]/100" office:value-type="float" office:value="0.0005" calcext:value-type="float">
            <text:p>0.0005</text:p>
          </table:table-cell>
          <table:table-cell table:formula="of:=[.E65]*100"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a_m1_b2</text:p>
          </table:table-cell>
          <table:table-cell table:formula="of:=[.E66]/100" office:value-type="float" office:value="0.1" calcext:value-type="float">
            <text:p>0.1</text:p>
          </table:table-cell>
          <table:table-cell table:formula="of:=[.E66]*100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i_m1</text:p>
          </table:table-cell>
          <table:table-cell table:formula="of:=[.E67]/100" office:value-type="float" office:value="0.01" calcext:value-type="float">
            <text:p>0.01</text:p>
          </table:table-cell>
          <table:table-cell table:formula="of:=[.E67]*10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s_20</text:p>
          </table:table-cell>
          <table:table-cell table:formula="of:=[.E68]/100" office:value-type="float" office:value="0.00006" calcext:value-type="float">
            <text:p>6E-05</text:p>
          </table:table-cell>
          <table:table-cell table:formula="of:=[.E68]*100" office:value-type="float" office:value="0.6" calcext:value-type="float">
            <text:p>0.6</text:p>
          </table:table-cell>
          <table:table-cell table:style-name="ce1" office:value-type="float" office:value="0.006" calcext:value-type="float">
            <text:p>6.00E-03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s_20_m1</text:p>
          </table:table-cell>
          <table:table-cell table:formula="of:=[.E69]/100" office:value-type="float" office:value="0.006" calcext:value-type="float">
            <text:p>0.006</text:p>
          </table:table-cell>
          <table:table-cell table:formula="of:=[.E69]*100" office:value-type="float" office:value="60" calcext:value-type="float">
            <text:p>6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d_20</text:p>
          </table:table-cell>
          <table:table-cell table:formula="of:=[.E70]/100" office:value-type="float" office:value="0.003" calcext:value-type="float">
            <text:p>0.003</text:p>
          </table:table-cell>
          <table:table-cell table:formula="of:=[.E70]*100" office:value-type="float" office:value="30" calcext:value-type="float">
            <text:p>3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a_20</text:p>
          </table:table-cell>
          <table:table-cell table:formula="of:=[.E71]/100" office:value-type="float" office:value="0.001" calcext:value-type="float">
            <text:p>0.001</text:p>
          </table:table-cell>
          <table:table-cell table:formula="of:=[.E71]*100"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d_b5_20_i</text:p>
          </table:table-cell>
          <table:table-cell table:formula="of:=[.E72]/100" office:value-type="float" office:value="0.00012" calcext:value-type="float">
            <text:p>0.00012</text:p>
          </table:table-cell>
          <table:table-cell table:formula="of:=[.E72]*100" office:value-type="float" office:value="1.2" calcext:value-type="float">
            <text:p>1.2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d_b2_20_i</text:p>
          </table:table-cell>
          <table:table-cell table:formula="of:=[.E73]/100" office:value-type="float" office:value="0.00032" calcext:value-type="float">
            <text:p>0.00032</text:p>
          </table:table-cell>
          <table:table-cell table:formula="of:=[.E73]*100" office:value-type="float" office:value="3.2" calcext:value-type="float">
            <text:p>3.2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i_20_ori</text:p>
          </table:table-cell>
          <table:table-cell table:formula="of:=[.E74]/100" office:value-type="float" office:value="0.08" calcext:value-type="float">
            <text:p>0.08</text:p>
          </table:table-cell>
          <table:table-cell table:formula="of:=[.E74]*100"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a_cp_b2</text:p>
          </table:table-cell>
          <table:table-cell table:formula="of:=[.E75]/100" office:value-type="float" office:value="0.01" calcext:value-type="float">
            <text:p>0.01</text:p>
          </table:table-cell>
          <table:table-cell table:formula="of:=[.E75]*10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i_cp</text:p>
          </table:table-cell>
          <table:table-cell table:formula="of:=[.E76]/100" office:value-type="float" office:value="0.01" calcext:value-type="float">
            <text:p>0.01</text:p>
          </table:table-cell>
          <table:table-cell table:formula="of:=[.E76]*10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a_h1</text:p>
          </table:table-cell>
          <table:table-cell table:formula="of:=[.E77]/100" office:value-type="float" office:value="0.01" calcext:value-type="float">
            <text:p>0.01</text:p>
          </table:table-cell>
          <table:table-cell table:formula="of:=[.E77]*10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a_h1_14</text:p>
          </table:table-cell>
          <table:table-cell table:formula="of:=[.E78]/100" office:value-type="float" office:value="0.075" calcext:value-type="float">
            <text:p>0.075</text:p>
          </table:table-cell>
          <table:table-cell table:formula="of:=[.E78]*100" office:value-type="float" office:value="750" calcext:value-type="float">
            <text:p>750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i_h1</text:p>
          </table:table-cell>
          <table:table-cell table:formula="of:=[.E79]/100" office:value-type="float" office:value="0.001" calcext:value-type="float">
            <text:p>0.001</text:p>
          </table:table-cell>
          <table:table-cell table:formula="of:=[.E79]*100"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i_h1_e</text:p>
          </table:table-cell>
          <table:table-cell table:formula="of:=[.E80]/100" office:value-type="float" office:value="0.01" calcext:value-type="float">
            <text:p>0.01</text:p>
          </table:table-cell>
          <table:table-cell table:formula="of:=[.E80]*10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e_h1_n3</text:p>
          </table:table-cell>
          <table:table-cell table:formula="of:=[.E81]/100" office:value-type="float" office:value="0.0025" calcext:value-type="float">
            <text:p>0.0025</text:p>
          </table:table-cell>
          <table:table-cell table:formula="of:=[.E81]*100" office:value-type="float" office:value="25" calcext:value-type="float">
            <text:p>2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e_h1_n2</text:p>
          </table:table-cell>
          <table:table-cell table:formula="of:=[.E82]/100" office:value-type="float" office:value="0.007" calcext:value-type="float">
            <text:p>0.007</text:p>
          </table:table-cell>
          <table:table-cell table:formula="of:=[.E82]*100" office:value-type="float" office:value="70" calcext:value-type="float">
            <text:p>7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e_h1_b5</text:p>
          </table:table-cell>
          <table:table-cell table:formula="of:=[.E83]/100" office:value-type="float" office:value="0.07" calcext:value-type="float">
            <text:p>0.07</text:p>
          </table:table-cell>
          <table:table-cell table:formula="of:=[.E83]*100" office:value-type="float" office:value="700" calcext:value-type="float">
            <text:p>7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e_h1_b2</text:p>
          </table:table-cell>
          <table:table-cell table:formula="of:=[.E84]/100" office:value-type="float" office:value="0.08" calcext:value-type="float">
            <text:p>0.08</text:p>
          </table:table-cell>
          <table:table-cell table:formula="of:=[.E84]*100"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dp_net</text:p>
          </table:table-cell>
          <table:table-cell table:formula="of:=[.E85]/100" office:value-type="float" office:value="0.01" calcext:value-type="float">
            <text:p>0.01</text:p>
          </table:table-cell>
          <table:table-cell table:formula="of:=[.E85]*10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dp_net_14</text:p>
          </table:table-cell>
          <table:table-cell table:formula="of:=[.E86]/100" office:value-type="float" office:value="0.001" calcext:value-type="float">
            <text:p>0.001</text:p>
          </table:table-cell>
          <table:table-cell table:formula="of:=[.E86]*100"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dp_net_px</text:p>
          </table:table-cell>
          <table:table-cell table:formula="of:=[.E87]/100" office:value-type="float" office:value="0.1" calcext:value-type="float">
            <text:p>0.1</text:p>
          </table:table-cell>
          <table:table-cell table:formula="of:=[.E87]*100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p_net</text:p>
          </table:table-cell>
          <table:table-cell table:formula="of:=[.E88]/100" office:value-type="float" office:value="0.001" calcext:value-type="float">
            <text:p>0.001</text:p>
          </table:table-cell>
          <table:table-cell table:formula="of:=[.E88]*100"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p_net_b2</text:p>
          </table:table-cell>
          <table:table-cell table:formula="of:=[.E89]/100" office:value-type="float" office:value="0.01" calcext:value-type="float">
            <text:p>0.01</text:p>
          </table:table-cell>
          <table:table-cell table:formula="of:=[.E89]*10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p_net_en</text:p>
          </table:table-cell>
          <table:table-cell table:formula="of:=[.E90]/100" office:value-type="float" office:value="0.1" calcext:value-type="float">
            <text:p>0.1</text:p>
          </table:table-cell>
          <table:table-cell table:formula="of:=[.E90]*100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p_net_15</text:p>
          </table:table-cell>
          <table:table-cell table:formula="of:=[.E91]/100" office:value-type="float" office:value="0.0005" calcext:value-type="float">
            <text:p>0.0005</text:p>
          </table:table-cell>
          <table:table-cell table:formula="of:=[.E91]*100"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a_px</text:p>
          </table:table-cell>
          <table:table-cell table:formula="of:=[.E92]/100" office:value-type="float" office:value="0.01" calcext:value-type="float">
            <text:p>0.01</text:p>
          </table:table-cell>
          <table:table-cell table:formula="of:=[.E92]*10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i_px</text:p>
          </table:table-cell>
          <table:table-cell table:formula="of:=[.E93]/100" office:value-type="float" office:value="0.001" calcext:value-type="float">
            <text:p>0.001</text:p>
          </table:table-cell>
          <table:table-cell table:formula="of:=[.E93]*100"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i_px_p1</text:p>
          </table:table-cell>
          <table:table-cell table:formula="of:=[.E94]/100" office:value-type="float" office:value="0.03" calcext:value-type="float">
            <text:p>0.03</text:p>
          </table:table-cell>
          <table:table-cell table:formula="of:=[.E94]*100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s_pds</text:p>
          </table:table-cell>
          <table:table-cell table:formula="of:=[.E95]/100" office:value-type="float" office:value="0.0003" calcext:value-type="float">
            <text:p>0.0003</text:p>
          </table:table-cell>
          <table:table-cell table:formula="of:=[.E95]*100"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d_pds</text:p>
          </table:table-cell>
          <table:table-cell table:formula="of:=[.E96]/100" office:value-type="float" office:value="0.0005" calcext:value-type="float">
            <text:p>0.0005</text:p>
          </table:table-cell>
          <table:table-cell table:formula="of:=[.E96]*100"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d_pds_20</text:p>
          </table:table-cell>
          <table:table-cell table:formula="of:=[.E97]/100" office:value-type="float" office:value="0.03" calcext:value-type="float">
            <text:p>0.03</text:p>
          </table:table-cell>
          <table:table-cell table:formula="of:=[.E97]*100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a_15</text:p>
          </table:table-cell>
          <table:table-cell table:formula="of:=[.E98]/100" office:value-type="float" office:value="0.001" calcext:value-type="float">
            <text:p>0.001</text:p>
          </table:table-cell>
          <table:table-cell table:formula="of:=[.E98]*100"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a_15_14</text:p>
          </table:table-cell>
          <table:table-cell table:formula="of:=[.E99]/100" office:value-type="float" office:value="0.05" calcext:value-type="float">
            <text:p>0.05</text:p>
          </table:table-cell>
          <table:table-cell table:formula="of:=[.E99]*100"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i_15</text:p>
          </table:table-cell>
          <table:table-cell table:formula="of:=[.E100]/100" office:value-type="float" office:value="0.01" calcext:value-type="float">
            <text:p>0.01</text:p>
          </table:table-cell>
          <table:table-cell table:formula="of:=[.E100]*10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i_15_b2</text:p>
          </table:table-cell>
          <table:table-cell table:formula="of:=[.E101]/100" office:value-type="float" office:value="0.01" calcext:value-type="float">
            <text:p>0.01</text:p>
          </table:table-cell>
          <table:table-cell table:formula="of:=[.E101]*10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a_tem</text:p>
          </table:table-cell>
          <table:table-cell table:formula="of:=[.E102]/100" office:value-type="float" office:value="0.001" calcext:value-type="float">
            <text:p>0.001</text:p>
          </table:table-cell>
          <table:table-cell table:formula="of:=[.E102]*100"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a_tem_lo</text:p>
          </table:table-cell>
          <table:table-cell table:formula="of:=[.E103]/100" office:value-type="float" office:value="0.02" calcext:value-type="float">
            <text:p>0.02</text:p>
          </table:table-cell>
          <table:table-cell table:formula="of:=[.E103]*100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a_tem_p1</text:p>
          </table:table-cell>
          <table:table-cell table:formula="of:=[.E104]/100" office:value-type="float" office:value="0.001" calcext:value-type="float">
            <text:p>0.001</text:p>
          </table:table-cell>
          <table:table-cell table:formula="of:=[.E104]*100"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i_tem</text:p>
          </table:table-cell>
          <table:table-cell table:formula="of:=[.E105]/100" office:value-type="float" office:value="0.01" calcext:value-type="float">
            <text:p>0.01</text:p>
          </table:table-cell>
          <table:table-cell table:formula="of:=[.E105]*10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i_tem_px</text:p>
          </table:table-cell>
          <table:table-cell table:formula="of:=[.E106]/100" office:value-type="float" office:value="0.02" calcext:value-type="float">
            <text:p>0.02</text:p>
          </table:table-cell>
          <table:table-cell table:formula="of:=[.E106]*100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s_lo</text:p>
          </table:table-cell>
          <table:table-cell table:formula="of:=[.E107]/100" office:value-type="float" office:value="0.0001" calcext:value-type="float">
            <text:p>0.0001</text:p>
          </table:table-cell>
          <table:table-cell table:formula="of:=[.E107]*100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s_lo_m1</text:p>
          </table:table-cell>
          <table:table-cell table:formula="of:=[.E108]/100" office:value-type="float" office:value="0.001" calcext:value-type="float">
            <text:p>0.001</text:p>
          </table:table-cell>
          <table:table-cell table:formula="of:=[.E108]*100"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d_lo</text:p>
          </table:table-cell>
          <table:table-cell table:formula="of:=[.E109]/100" office:value-type="float" office:value="0.0001" calcext:value-type="float">
            <text:p>0.0001</text:p>
          </table:table-cell>
          <table:table-cell table:formula="of:=[.E109]*100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d_lo_h1</text:p>
          </table:table-cell>
          <table:table-cell table:formula="of:=[.E110]/100" office:value-type="float" office:value="0.0003" calcext:value-type="float">
            <text:p>0.0003</text:p>
          </table:table-cell>
          <table:table-cell table:formula="of:=[.E110]*100"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a_lo</text:p>
          </table:table-cell>
          <table:table-cell table:formula="of:=[.E111]/100" office:value-type="float" office:value="0.001" calcext:value-type="float">
            <text:p>0.001</text:p>
          </table:table-cell>
          <table:table-cell table:formula="of:=[.E111]*100"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a_lo_b2</text:p>
          </table:table-cell>
          <table:table-cell table:formula="of:=[.E112]/100" office:value-type="float" office:value="0.03" calcext:value-type="float">
            <text:p>0.03</text:p>
          </table:table-cell>
          <table:table-cell table:formula="of:=[.E112]*100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i_lo</text:p>
          </table:table-cell>
          <table:table-cell table:formula="of:=[.E113]/100" office:value-type="float" office:value="0.01" calcext:value-type="float">
            <text:p>0.01</text:p>
          </table:table-cell>
          <table:table-cell table:formula="of:=[.E113]*10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as_net</text:p>
          </table:table-cell>
          <table:table-cell table:formula="of:=[.E114]/100" office:value-type="float" office:value="0.01" calcext:value-type="float">
            <text:p>0.01</text:p>
          </table:table-cell>
          <table:table-cell table:formula="of:=[.E114]*10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WHI5T</text:p>
          </table:table-cell>
          <table:table-cell table:formula="of:=[.E115]/100" office:value-type="float" office:value="0.03" calcext:value-type="float">
            <text:p>0.03</text:p>
          </table:table-cell>
          <table:table-cell table:formula="of:=[.E115]*100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SBFT</text:p>
          </table:table-cell>
          <table:table-cell table:formula="of:=[.E116]/100" office:value-type="float" office:value="0.01" calcext:value-type="float">
            <text:p>0.01</text:p>
          </table:table-cell>
          <table:table-cell table:formula="of:=[.E116]*10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MCM1T</text:p>
          </table:table-cell>
          <table:table-cell table:formula="of:=[.E117]/100" office:value-type="float" office:value="0.01" calcext:value-type="float">
            <text:p>0.01</text:p>
          </table:table-cell>
          <table:table-cell table:formula="of:=[.E117]*10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APCPT</text:p>
          </table:table-cell>
          <table:table-cell table:formula="of:=[.E118]/100" office:value-type="float" office:value="0.25" calcext:value-type="float">
            <text:p>0.25</text:p>
          </table:table-cell>
          <table:table-cell table:formula="of:=[.E118]*100" office:value-type="float" office:value="2500" calcext:value-type="float">
            <text:p>25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CDH1T</text:p>
          </table:table-cell>
          <table:table-cell table:formula="of:=[.E119]/100" office:value-type="float" office:value="0.01" calcext:value-type="float">
            <text:p>0.01</text:p>
          </table:table-cell>
          <table:table-cell table:formula="of:=[.E119]*10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NET1T</text:p>
          </table:table-cell>
          <table:table-cell table:formula="of:=[.E120]/100" office:value-type="float" office:value="0.03" calcext:value-type="float">
            <text:p>0.03</text:p>
          </table:table-cell>
          <table:table-cell table:formula="of:=[.E120]*100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CDC14T</text:p>
          </table:table-cell>
          <table:table-cell table:formula="of:=[.E121]/100" office:value-type="float" office:value="0.02" calcext:value-type="float">
            <text:p>0.02</text:p>
          </table:table-cell>
          <table:table-cell table:formula="of:=[.E121]*100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PPXT</text:p>
          </table:table-cell>
          <table:table-cell table:formula="of:=[.E122]/100" office:value-type="float" office:value="0.01" calcext:value-type="float">
            <text:p>0.01</text:p>
          </table:table-cell>
          <table:table-cell table:formula="of:=[.E122]*10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ESP1T</text:p>
          </table:table-cell>
          <table:table-cell table:formula="of:=[.E123]/100" office:value-type="float" office:value="0.005" calcext:value-type="float">
            <text:p>0.005</text:p>
          </table:table-cell>
          <table:table-cell table:formula="of:=[.E123]*100"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CDC15T</text:p>
          </table:table-cell>
          <table:table-cell table:formula="of:=[.E124]/100" office:value-type="float" office:value="0.01" calcext:value-type="float">
            <text:p>0.01</text:p>
          </table:table-cell>
          <table:table-cell table:formula="of:=[.E124]*10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TEM1T</text:p>
          </table:table-cell>
          <table:table-cell table:formula="of:=[.E125]/100" office:value-type="float" office:value="0.01" calcext:value-type="float">
            <text:p>0.01</text:p>
          </table:table-cell>
          <table:table-cell table:formula="of:=[.E125]*10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kd_pds_20_i</text:p>
          </table:table-cell>
          <table:table-cell table:formula="of:=[.E126]/100" office:value-type="float" office:value="0.003" calcext:value-type="float">
            <text:p>0.003</text:p>
          </table:table-cell>
          <table:table-cell table:formula="of:=[.E126]*100" office:value-type="float" office:value="30" calcext:value-type="float">
            <text:p>3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V</text:p>
          </table:table-cell>
          <table:table-cell table:formula="of:=[.E127]/100" office:value-type="float" office:value="0.0125" calcext:value-type="float">
            <text:p>0.0125</text:p>
          </table:table-cell>
          <table:table-cell table:formula="of:=[.E127]*100" office:value-type="float" office:value="125" calcext:value-type="float">
            <text:p>12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Cln3</text:p>
          </table:table-cell>
          <table:table-cell table:formula="of:=[.E128]/100" office:value-type="float" office:value="0.0018" calcext:value-type="float">
            <text:p>0.0018</text:p>
          </table:table-cell>
          <table:table-cell table:formula="of:=[.E128]*100" office:value-type="float" office:value="18" calcext:value-type="float">
            <text:p>18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Bck2</text:p>
          </table:table-cell>
          <table:table-cell table:formula="of:=[.E129]/100" office:value-type="float" office:value="0.00066" calcext:value-type="float">
            <text:p>0.00066</text:p>
          </table:table-cell>
          <table:table-cell table:formula="of:=[.E129]*100" office:value-type="float" office:value="6.6" calcext:value-type="float">
            <text:p>6.6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WHI5DEP</text:p>
          </table:table-cell>
          <table:table-cell table:formula="of:=[.E130]/100" office:value-type="float" office:value="0.0202" calcext:value-type="float">
            <text:p>0.0202</text:p>
          </table:table-cell>
          <table:table-cell table:formula="of:=[.E130]*100" office:value-type="float" office:value="202" calcext:value-type="float">
            <text:p>202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SBFdep</text:p>
          </table:table-cell>
          <table:table-cell table:formula="of:=[.E131]/100" office:value-type="float" office:value="0.0099" calcext:value-type="float">
            <text:p>0.0099</text:p>
          </table:table-cell>
          <table:table-cell table:formula="of:=[.E131]*100" office:value-type="float" office:value="99" calcext:value-type="float">
            <text:p>99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Cln2</text:p>
          </table:table-cell>
          <table:table-cell table:formula="of:=[.E132]/100" office:value-type="float" office:value="0.001" calcext:value-type="float">
            <text:p>0.001</text:p>
          </table:table-cell>
          <table:table-cell table:formula="of:=[.E132]*100"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CKIT</text:p>
          </table:table-cell>
          <table:table-cell table:formula="of:=[.E133]/100" office:value-type="float" office:value="0.0105" calcext:value-type="float">
            <text:p>0.0105</text:p>
          </table:table-cell>
          <table:table-cell table:formula="of:=[.E133]*100" office:value-type="float" office:value="105" calcext:value-type="float">
            <text:p>105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CKIP</text:p>
          </table:table-cell>
          <table:table-cell table:formula="of:=[.E134]/100" office:value-type="float" office:value="0.001" calcext:value-type="float">
            <text:p>0.001</text:p>
          </table:table-cell>
          <table:table-cell table:formula="of:=[.E134]*100"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Clb5T</text:p>
          </table:table-cell>
          <table:table-cell table:formula="of:=[.E135]/100" office:value-type="float" office:value="0.0029" calcext:value-type="float">
            <text:p>0.0029</text:p>
          </table:table-cell>
          <table:table-cell table:formula="of:=[.E135]*100" office:value-type="float" office:value="29" calcext:value-type="float">
            <text:p>29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Clb2T</text:p>
          </table:table-cell>
          <table:table-cell table:formula="of:=[.E136]/100" office:value-type="float" office:value="0.001" calcext:value-type="float">
            <text:p>0.001</text:p>
          </table:table-cell>
          <table:table-cell table:formula="of:=[.E136]*100"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BUD</text:p>
          </table:table-cell>
          <table:table-cell table:formula="of:=[.E137]/100" office:value-type="float" office:value="0.0005" calcext:value-type="float">
            <text:p>0.0005</text:p>
          </table:table-cell>
          <table:table-cell table:formula="of:=[.E137]*100"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ORI</text:p>
          </table:table-cell>
          <table:table-cell table:formula="of:=[.E138]/100" office:value-type="float" office:value="0.001" calcext:value-type="float">
            <text:p>0.001</text:p>
          </table:table-cell>
          <table:table-cell table:formula="of:=[.E138]*100"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SP</text:p>
          </table:table-cell>
          <table:table-cell table:formula="of:=[.E139]/100" office:value-type="float" office:value="0.0011" calcext:value-type="float">
            <text:p>0.0011</text:p>
          </table:table-cell>
          <table:table-cell table:formula="of:=[.E139]*100" office:value-type="float" office:value="11" calcext:value-type="float">
            <text:p>11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SWI5T</text:p>
          </table:table-cell>
          <table:table-cell table:formula="of:=[.E140]/100" office:value-type="float" office:value="0.0021" calcext:value-type="float">
            <text:p>0.0021</text:p>
          </table:table-cell>
          <table:table-cell table:formula="of:=[.E140]*100" office:value-type="float" office:value="21" calcext:value-type="float">
            <text:p>21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CDC20T</text:p>
          </table:table-cell>
          <table:table-cell table:formula="of:=[.E141]/100" office:value-type="float" office:value="0.0002" calcext:value-type="float">
            <text:p>0.0002</text:p>
          </table:table-cell>
          <table:table-cell table:formula="of:=[.E141]*100"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CDC20A_APCP</text:p>
          </table:table-cell>
          <table:table-cell table:formula="of:=[.E142]/100" office:value-type="float" office:value="0.001" calcext:value-type="float">
            <text:p>0.001</text:p>
          </table:table-cell>
          <table:table-cell table:formula="of:=[.E142]*100"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APCP</text:p>
          </table:table-cell>
          <table:table-cell table:formula="of:=[.E143]/100" office:value-type="float" office:value="0.001" calcext:value-type="float">
            <text:p>0.001</text:p>
          </table:table-cell>
          <table:table-cell table:formula="of:=[.E143]*100"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CDH1A</text:p>
          </table:table-cell>
          <table:table-cell table:formula="of:=[.E144]/100" office:value-type="float" office:value="0.01" calcext:value-type="float">
            <text:p>0.01</text:p>
          </table:table-cell>
          <table:table-cell table:formula="of:=[.E144]*10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NET1deP</text:p>
          </table:table-cell>
          <table:table-cell table:formula="of:=[.E145]/100" office:value-type="float" office:value="0.027" calcext:value-type="float">
            <text:p>0.027</text:p>
          </table:table-cell>
          <table:table-cell table:formula="of:=[.E145]*100" office:value-type="float" office:value="270" calcext:value-type="float">
            <text:p>27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PPX</text:p>
          </table:table-cell>
          <table:table-cell table:formula="of:=[.E146]/100" office:value-type="float" office:value="0.0087" calcext:value-type="float">
            <text:p>0.0087</text:p>
          </table:table-cell>
          <table:table-cell table:formula="of:=[.E146]*100" office:value-type="float" office:value="87" calcext:value-type="float">
            <text:p>87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PDS1T</text:p>
          </table:table-cell>
          <table:table-cell table:formula="of:=[.E147]/100" office:value-type="float" office:value="0.0024" calcext:value-type="float">
            <text:p>0.0024</text:p>
          </table:table-cell>
          <table:table-cell table:formula="of:=[.E147]*100" office:value-type="float" office:value="24" calcext:value-type="float">
            <text:p>24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CDC15</text:p>
          </table:table-cell>
          <table:table-cell table:formula="of:=[.E148]/100" office:value-type="float" office:value="0.001" calcext:value-type="float">
            <text:p>0.001</text:p>
          </table:table-cell>
          <table:table-cell table:formula="of:=[.E148]*100"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TEM1</text:p>
          </table:table-cell>
          <table:table-cell table:formula="of:=[.E149]/100" office:value-type="float" office:value="0.001" calcext:value-type="float">
            <text:p>0.001</text:p>
          </table:table-cell>
          <table:table-cell table:formula="of:=[.E149]*100"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POLOT</text:p>
          </table:table-cell>
          <table:table-cell table:formula="of:=[.E150]/100" office:value-type="float" office:value="0.0067" calcext:value-type="float">
            <text:p>0.0067</text:p>
          </table:table-cell>
          <table:table-cell table:formula="of:=[.E150]*100" office:value-type="float" office:value="67" calcext:value-type="float">
            <text:p>67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POLOA</text:p>
          </table:table-cell>
          <table:table-cell table:formula="of:=[.E151]/100" office:value-type="float" office:value="0.001" calcext:value-type="float">
            <text:p>0.001</text:p>
          </table:table-cell>
          <table:table-cell table:formula="of:=[.E151]*100"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loguniform_var =</text:p>
          </table:table-cell>
          <table:table-cell office:value-type="string" calcext:value-type="string">
            <text:p>CDC20A_APC</text:p>
          </table:table-cell>
          <table:table-cell table:formula="of:=[.E152]/100" office:value-type="float" office:value="0.001" calcext:value-type="float">
            <text:p>0.001</text:p>
          </table:table-cell>
          <table:table-cell table:formula="of:=[.E152]*100"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phi_alph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hi_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hi_2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/00/0000</text:date>, <text:time style:data-style-name="N2" text:time-value="14:17:49.6129210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2:10:54.136595097</meta:creation-date>
    <dc:date>2018-04-16T14:18:18.996619262</dc:date>
    <meta:editing-duration>PT16M33S</meta:editing-duration>
    <meta:editing-cycles>4</meta:editing-cycles>
    <meta:generator>LibreOffice/5.3.4.2$Linux_X86_64 LibreOffice_project/f82d347ccc0be322489bf7da61d7e4ad13fe2ff3</meta:generator>
    <meta:document-statistic meta:table-count="1" meta:cell-count="754" meta:object-count="0"/>
  </office:meta>
</office:document-meta>
</file>